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2.0016in"/>
    </style:style>
    <style:style style:name="co6" style:family="table-column">
      <style:table-column-properties fo:break-before="auto" style:column-width="1.9154in"/>
    </style:style>
    <style:style style:name="co7" style:family="table-column">
      <style:table-column-properties fo:break-before="auto" style:column-width="1.8291in"/>
    </style:style>
    <style:style style:name="co8" style:family="table-column">
      <style:table-column-properties fo:break-before="auto" style:column-width="2.6398in"/>
    </style:style>
    <style:style style:name="co9" style:family="table-column">
      <style:table-column-properties fo:break-before="auto" style:column-width="4.867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xom.nu</text:p>
          </table:table-cell>
          <table:table-cell office:value-type="string">
            <text:p>org.jdom</text:p>
          </table:table-cell>
          <table:table-cell office:value-type="string">
            <text:p>Status</text:p>
          </table:table-cell>
          <table:table-cell office:value-type="string">
            <text:p>Strategy</text:p>
          </table:table-cell>
          <table:table-cell office:value-type="string">
            <text:p>Pre</text:p>
          </table:table-cell>
          <table:table-cell office:value-type="string">
            <text:p>Post</text:p>
          </table:table-cell>
          <table:table-cell office:value-type="string">
            <text:p>Throws</text:p>
          </table:table-cell>
          <table:table-cell office:value-type="string">
            <text:p>Invariant</text:p>
          </table:table-cell>
          <table:table-cell office:value-type="string">
            <text:p>Doc</text:p>
          </table:table-cell>
        </table:table-row>
        <table:table-row table:style-name="ro1" table:visibility="filter">
          <table:table-cell office:value-type="string">
            <text:p>Attribute#hashCode()</text:p>
          </table:table-cell>
          <table:table-cell office:value-type="string">
            <text:p>Attribute#hashCod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>
            <text:p>Attribute#equals(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Value()</text:p>
          </table:table-cell>
          <table:table-cell office:value-type="string">
            <text:p>Attribute#g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Parent()</text:p>
          </table:table-cell>
          <table:table-cell office:value-type="string">
            <text:p>Attribute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copy()</text:p>
          </table:table-cell>
          <table:table-cell office:value-type="string">
            <text:p>Attribute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Type()</text:p>
          </table:table-cell>
          <table:table-cell office:value-type="string">
            <text:p>Attribute#getAttributeType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setValue(String)</text:p>
          </table:table-cell>
          <table:table-cell office:value-type="string">
            <text:p>Attribute#s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query(String)</text:p>
          </table:table-cell>
          <table:table-cell office:value-type="string">
            <text:p>xpath.XPath#selectNodes(Object)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query(String, XPathContext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LocalName()</text:p>
          </table:table-cell>
          <table:table-cell office:value-type="string">
            <text:p>Attribute#get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NamespacePrefix()</text:p>
          </table:table-cell>
          <table:table-cell office:value-type="string">
            <text:p>Attribute#getNamespacePrefix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NamespaceURI()</text:p>
          </table:table-cell>
          <table:table-cell office:value-type="string">
            <text:p>Attribute#getNamespaceURI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QualifiedName()</text:p>
          </table:table-cell>
          <table:table-cell office:value-type="string">
            <text:p>Attribute#getQualified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setLocalName(String)</text:p>
          </table:table-cell>
          <table:table-cell office:value-type="string">
            <text:p>Attribute#set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setNamespace(String, String)</text:p>
          </table:table-cell>
          <table:table-cell office:value-type="string">
            <text:p>Attribute#setNamespace(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throws NamespaceConflictException (not IllegalNameException)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ttribute#setType(Type)</text:p>
          </table:table-cell>
          <table:table-cell office:value-type="string">
            <text:p>Attribute#setAttributeType(i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Attribute.Type can be null, but not outof bounds as in JDOM (which throws IllegalData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ttribute#toXML(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roper escaping of attribute's value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string">
            <text:p>Attribute#detach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BaseURI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#getDocument()</text:p>
          </table:table-cell>
          <table:table-cell office:value-type="string">
            <text:p>Attribute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ttribute(Attribute)</text:p>
          </table:table-cell>
          <table:table-cell office:value-type="string">
            <text:p>Attribute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Attribute(String, String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colonized names</text:p>
          </table:table-cell>
          <table:table-cell table:number-columns-repeated="3"/>
          <table:table-cell office:value-type="string">
            <text:p>XOM docs say first arg is localName, however, tests send colonized names</text:p>
          </table:table-cell>
        </table:table-row>
        <table:table-row table:style-name="ro1">
          <table:table-cell office:value-type="string">
            <text:p>Attribute(String, String, String)</text:p>
          </table:table-cell>
          <table:table-cell office:value-type="string">
            <text:p>Attribute(String, String, 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colons in names, JDOM does not</text:p>
          </table:table-cell>
          <table:table-cell/>
          <table:table-cell office:value-type="string">
            <text:p>NamespaceConflictException is not thrown by JDOM</text:p>
          </table:table-cell>
          <table:table-cell table:number-columns-repeated="2"/>
        </table:table-row>
        <table:table-row table:style-name="ro1">
          <table:table-cell office:value-type="string">
            <text:p>Attribute(String, String, String, Type)</text:p>
          </table:table-cell>
          <table:table-cell office:value-type="string">
            <text:p>Attribute(String, String, int, 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colons in names, JDOM does not</text:p>
          </table:table-cell>
          <table:table-cell/>
          <table:table-cell office:value-type="string">
            <text:p>NamespaceConflictException is not thrown by JDOM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ttribute(String, String, Type)</text:p>
          </table:table-cell>
          <table:table-cell office:value-type="string">
            <text:p>Attribute(String, String, 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uilder#build(String)</text:p>
          </table:table-cell>
          <table:table-cell office:value-type="string">
            <text:p>input.SAXBuilder#build(String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InputStream, String)</text:p>
          </table:table-cell>
          <table:table-cell office:value-type="string">
            <text:p>input.SAXBuilder#build(InputStream, String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File)</text:p>
          </table:table-cell>
          <table:table-cell office:value-type="string">
            <text:p>input.SAXBuilder#build(File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Reader)</text:p>
          </table:table-cell>
          <table:table-cell office:value-type="string">
            <text:p>input.SAXBuilder#build(Reader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Reader, String)</text:p>
          </table:table-cell>
          <table:table-cell office:value-type="string">
            <text:p>input.SAXBuilder#build(Reader, String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String, String)</text:p>
          </table:table-cell>
          <table:table-cell office:value-type="string">
            <text:p>input.SAXBuilder#build(String, String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build(InputStream)</text:p>
          </table:table-cell>
          <table:table-cell office:value-type="string">
            <text:p>input.SAXBuilder#build(InputStream)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uilder#getNodeFactory()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No NodeFactory available since it does not work with SAXBuilder</text:p>
          </table:table-cell>
          <table:table-cell table:number-columns-repeated="3"/>
        </table:table-row>
        <table:table-row table:style-name="ro1">
          <table:table-cell office:value-type="string">
            <text:p>Builder(XMLReader, boolean, NodeFactory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Builder()</text:p>
          </table:table-cell>
          <table:table-cell office:value-type="string">
            <text:p>input.SAXBuilder()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uilder(boolean)</text:p>
          </table:table-cell>
          <table:table-cell office:value-type="string">
            <text:p>input.SAXBuilder(boolean)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uilder(boolean, NodeFactory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4"/>
        </table:table-row>
        <table:table-row table:style-name="ro1">
          <table:table-cell office:value-type="string">
            <text:p>Builder(NodeFactory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4"/>
        </table:table-row>
        <table:table-row table:style-name="ro1">
          <table:table-cell office:value-type="string">
            <text:p>Builder(XMLReader)</text:p>
          </table:table-cell>
          <table:table-cell office:value-type="string">
            <text:p>input.SAXBuilder(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t sure if XMLReader.class can function as a SAX driver</text:p>
          </table:table-cell>
          <table:table-cell table:number-columns-repeated="4"/>
        </table:table-row>
        <table:table-row table:style-name="ro1">
          <table:table-cell office:value-type="string">
            <text:p>Builder(XMLReader, boolean)</text:p>
          </table:table-cell>
          <table:table-cell office:value-type="string">
            <text:p>input.SAXBuilder(String, boolean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t sure if XMLReader.class can function as a SAX driver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Comment#getValue()</text:p>
          </table:table-cell>
          <table:table-cell office:value-type="string">
            <text:p>Comment#g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getParent()</text:p>
          </table:table-cell>
          <table:table-cell office:value-type="string">
            <text:p>Comment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copy()</text:p>
          </table:table-cell>
          <table:table-cell office:value-type="string">
            <text:p>Com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mment#setValue(String)</text:p>
          </table:table-cell>
          <table:table-cell office:value-type="string">
            <text:p>Comment#setText(String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ata may be null in XOM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Comment#query(String, XPathContext)</text:p>
          </table:table-cell>
          <table:table-cell office:value-type="string">
            <text:p>xpath.XPath#selectNodes(Object)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query(String)</text:p>
          </table:table-cell>
          <table:table-cell office:value-type="string">
            <text:p>xpath.XPath#selectNodes(Object)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toXML()</text:p>
          </table:table-cell>
          <table:table-cell office:value-type="string">
            <text:p>output.XMLOutputter#outputString(Comment)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he resulting string may be slightly different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string">
            <text:p>Comment#detach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getBaseURI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#getDocument()</text:p>
          </table:table-cell>
          <table:table-cell office:value-type="string">
            <text:p>Comment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mment(Comment)</text:p>
          </table:table-cell>
          <table:table-cell office:value-type="string">
            <text:p>Com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Comment(String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is more picky about invalid chars in comment data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ocType#toString()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Value()</text:p>
          </table:table-cell>
          <table:table-cell office:value-type="string">
            <text:p>DocType#g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Parent()</text:p>
          </table:table-cell>
          <table:table-cell office:value-type="string">
            <text:p>DocType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copy()</text:p>
          </table:table-cell>
          <table:table-cell office:value-type="string">
            <text:p>DocType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query(String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query(String, XPathContext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toXML()</text:p>
          </table:table-cell>
          <table:table-cell office:value-type="string">
            <text:p>output.XMLOutputter#outputString(OutputType)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put may differ slightly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cType#detach()</text:p>
          </table:table-cell>
          <table:table-cell office:value-type="string">
            <text:p>DocType#detach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BaseURI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Document()</text:p>
          </table:table-cell>
          <table:table-cell office:value-type="string">
            <text:p>DocType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InternalDTDSubset()</text:p>
          </table:table-cell>
          <table:table-cell office:value-type="string">
            <text:p>DocType#getInternalSubse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PublicID()</text:p>
          </table:table-cell>
          <table:table-cell office:value-type="string">
            <text:p>DocType#getPublicID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RootElementName()</text:p>
          </table:table-cell>
          <table:table-cell office:value-type="string">
            <text:p>DocType#getElement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Type#getSystemID()</text:p>
          </table:table-cell>
          <table:table-cell office:value-type="string">
            <text:p>DocType#getSystemID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ocType#setInternalDTDSubset(String)</text:p>
          </table:table-cell>
          <table:table-cell office:value-type="string">
            <text:p>DocType#setInternalSubset(String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OM parses the InternalSubset string and throws accordingly</text:p>
          </table:table-cell>
          <table:table-cell table:number-columns-repeated="4"/>
        </table:table-row>
        <table:table-row table:style-name="ro1">
          <table:table-cell office:value-type="string">
            <text:p>DocType#setPublicID(String)</text:p>
          </table:table-cell>
          <table:table-cell office:value-type="string">
            <text:p>DocType#setPublicID(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checks for invalid characters</text:p>
          </table:table-cell>
          <table:table-cell table:number-columns-repeated="4"/>
        </table:table-row>
        <table:table-row table:style-name="ro1">
          <table:table-cell office:value-type="string">
            <text:p>DocType#setRootElementName(String)</text:p>
          </table:table-cell>
          <table:table-cell office:value-type="string">
            <text:p>DocType#setElementName(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checks for more invalid chars in rootElementNames </text:p>
          </table:table-cell>
          <table:table-cell table:number-columns-repeated="4"/>
        </table:table-row>
        <table:table-row table:style-name="ro1">
          <table:table-cell office:value-type="string">
            <text:p>DocType#setSystemID(String)</text:p>
          </table:table-cell>
          <table:table-cell office:value-type="string">
            <text:p>DocType#setSystemId(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checks for invalid chars</text:p>
          </table:table-cell>
          <table:table-cell table:number-columns-repeated="2"/>
          <table:table-cell office:value-type="string">
            <text:p>public id must be nulled before systemid</text:p>
          </table:table-cell>
          <table:table-cell/>
        </table:table-row>
        <table:table-row table:style-name="ro1" table:visibility="filter">
          <table:table-cell office:value-type="string">
            <text:p>DocType(DocType)</text:p>
          </table:table-cell>
          <table:table-cell office:value-type="string">
            <text:p>DocType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ocType(String)</text:p>
          </table:table-cell>
          <table:table-cell office:value-type="string">
            <text:p>DocType(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does a lot more input validation on rootElementName</text:p>
          </table:table-cell>
          <table:table-cell/>
          <table:table-cell office:value-type="string">
            <text:p>for some invalid names (starting with digits) jdom *does* throw</text:p>
          </table:table-cell>
          <table:table-cell table:number-columns-repeated="2"/>
        </table:table-row>
        <table:table-row table:style-name="ro1">
          <table:table-cell office:value-type="string">
            <text:p>DocType(String, String)</text:p>
          </table:table-cell>
          <table:table-cell office:value-type="string">
            <text:p>DocType(String, 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does a lot more input validation on rootElementName etc.</text:p>
          </table:table-cell>
          <table:table-cell table:number-columns-repeated="4"/>
        </table:table-row>
        <table:table-row table:style-name="ro1">
          <table:table-cell office:value-type="string">
            <text:p>DocType(String, String, String)</text:p>
          </table:table-cell>
          <table:table-cell office:value-type="string">
            <text:p>DocType(String, String, String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 does a lot more input validation on rootElementName etc.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ocument#hashCode()</text:p>
          </table:table-cell>
          <table:table-cell office:value-type="string">
            <text:p>Document#hashCode()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indexOf(Node)</text:p>
          </table:table-cell>
          <table:table-cell office:value-type="string">
            <text:p>Document#indexOf(Conte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>
            <text:p>Document#equals(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Value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Parent()</text:p>
          </table:table-cell>
          <table:table-cell office:value-type="string">
            <text:p>Document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copy()</text:p>
          </table:table-cell>
          <table:table-cell office:value-type="string">
            <text:p>Docu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query(String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toXML()</text:p>
          </table:table-cell>
          <table:table-cell office:value-type="string">
            <text:p>output.XMLOutputter#outputString(Document)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he resulting String may be slightly different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cument#detach(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BaseURI()</text:p>
          </table:table-cell>
          <table:table-cell office:value-type="string">
            <text:p>Document#getBaseURI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Document()</text:p>
          </table:table-cell>
          <table:table-cell office:value-type="string">
            <text:p>Document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Child(int)</text:p>
          </table:table-cell>
          <table:table-cell office:value-type="string">
            <text:p>Document#getContent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ChildCount()</text:p>
          </table:table-cell>
          <table:table-cell office:value-type="string">
            <text:p>Document#getContentSiz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ocument#appendChild(Node)</text:p>
          </table:table-cell>
          <table:table-cell office:value-type="string">
            <text:p>Document#addContent(Conte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disallows null and Text nodes</text:p>
          </table:table-cell>
          <table:table-cell/>
          <table:table-cell office:value-type="string">
            <text:p>special exception for multiple parent situation</text:p>
          </table:table-cell>
          <table:table-cell table:number-columns-repeated="2"/>
        </table:table-row>
        <table:table-row table:style-name="ro1">
          <table:table-cell office:value-type="string">
            <text:p>Document#removeChild(int)</text:p>
          </table:table-cell>
          <table:table-cell office:value-type="string">
            <text:p>Document#removeContent(i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prevents root element to be removed</text:p>
          </table:table-cell>
          <table:table-cell table:number-columns-repeated="4"/>
        </table:table-row>
        <table:table-row table:style-name="ro1">
          <table:table-cell office:value-type="string">
            <text:p>Document#removeChild(Node)</text:p>
          </table:table-cell>
          <table:table-cell office:value-type="string">
            <text:p>Document#removeChild(Conte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disallows root removal; throws if child is not a child of this document</text:p>
          </table:table-cell>
          <table:table-cell table:number-columns-repeated="4"/>
        </table:table-row>
        <table:table-row table:style-name="ro1">
          <table:table-cell office:value-type="string">
            <text:p>Document#replaceChild(Node, Node)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xom requires that newchild is an element if oldchild is</text:p>
          </table:table-cell>
          <table:table-cell/>
          <table:table-cell office:value-type="string">
            <text:p>xom has a special exception for multiple parent situation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ocument#setBaseURI(String)</text:p>
          </table:table-cell>
          <table:table-cell office:value-type="string">
            <text:p>Document#setBaseURI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insertChild(Node, int)</text:p>
          </table:table-cell>
          <table:table-cell office:value-type="string">
            <text:p>Document#addContent(int, Conte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RootElement()</text:p>
          </table:table-cell>
          <table:table-cell office:value-type="string">
            <text:p>Document#getRootEle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ocument#getDocType()</text:p>
          </table:table-cell>
          <table:table-cell office:value-type="string">
            <text:p>Document#getDocTyp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ocument#setDocType(DocType)</text:p>
          </table:table-cell>
          <table:table-cell office:value-type="string">
            <text:p>Document#setDocType(DocTyp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a doctype to be already attached if it is attached to this document but does not allow null</text:p>
          </table:table-cell>
          <table:table-cell/>
          <table:table-cell office:value-type="string">
            <text:p>special exception for multiple parent issue</text:p>
          </table:table-cell>
          <table:table-cell table:number-columns-repeated="2"/>
        </table:table-row>
        <table:table-row table:style-name="ro1">
          <table:table-cell office:value-type="string">
            <text:p>Document#setRootElement(Element)</text:p>
          </table:table-cell>
          <table:table-cell office:value-type="string">
            <text:p>Document#setRootElement(Eleme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a root to be already attached if it is attached to this document but does not allow null</text:p>
          </table:table-cell>
          <table:table-cell/>
          <table:table-cell office:value-type="string">
            <text:p>special exception for multiple parent issu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ocument(Document)</text:p>
          </table:table-cell>
          <table:table-cell office:value-type="string">
            <text:p>Docu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>
            <text:p>Document(Eleme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hashCode()</text:p>
          </table:table-cell>
          <table:table-cell office:value-type="string">
            <text:p>Element#hashCode()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lement#indexOf(Node)</text:p>
          </table:table-cell>
          <table:table-cell office:value-type="string">
            <text:p>Element#indexOf(Conte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>
            <text:p>Element#equals(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Value()</text:p>
          </table:table-cell>
          <table:table-cell office:value-type="string">
            <text:p>Element#g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Parent()</text:p>
          </table:table-cell>
          <table:table-cell office:value-type="string">
            <text:p>Element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copy()</text:p>
          </table:table-cell>
          <table:table-cell office:value-type="string">
            <text:p>Ele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query(String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query(String, XPathContext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LocalName()</text:p>
          </table:table-cell>
          <table:table-cell office:value-type="string">
            <text:p>Element#get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NamespacePrefix()</text:p>
          </table:table-cell>
          <table:table-cell office:value-type="string">
            <text:p>Element#getNamespacePrefi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NamespacePrefix(int)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ult is undefined since XOM includes the element's own namespac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Element#getNamespaceURI()</text:p>
          </table:table-cell>
          <table:table-cell office:value-type="string">
            <text:p>Element#getNamespaceURI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NamespaceURI(String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QualifiedName()</text:p>
          </table:table-cell>
          <table:table-cell office:value-type="string">
            <text:p>Element#getQualifiedNam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setLocalName(String)</text:p>
          </table:table-cell>
          <table:table-cell office:value-type="string">
            <text:p>Element#setName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Element#detach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in XOM this element must not be a root of a document</text:p>
          </table:table-cell>
          <table:table-cell table:number-columns-repeated="2"/>
          <table:table-cell office:value-type="string">
            <text:p>root must remain attached</text:p>
          </table:table-cell>
          <table:table-cell/>
        </table:table-row>
        <table:table-row table:style-name="ro1" table:visibility="filter">
          <table:table-cell office:value-type="string">
            <text:p>Element#getBaseURI(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 XOM the result is absolutized and/or converted from IRI to URI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Element#getDocument()</text:p>
          </table:table-cell>
          <table:table-cell office:value-type="string">
            <text:p>Element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Child(int)</text:p>
          </table:table-cell>
          <table:table-cell office:value-type="string">
            <text:p>Element#getContent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ChildCount()</text:p>
          </table:table-cell>
          <table:table-cell office:value-type="string">
            <text:p>getContentSiz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addAttribute(Attribute)</text:p>
          </table:table-cell>
          <table:table-cell office:value-type="string">
            <text:p>Element#setAttribute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throws MultipleParentException vs IllegalAddException in jdom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#getAttribute(String, String)</text:p>
          </table:table-cell>
          <table:table-cell office:value-type="string">
            <text:p>Element#getAttribute(String, 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returns null where jdom throws on illegal attr nam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#getAttribute(int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Attribute(String)</text:p>
          </table:table-cell>
          <table:table-cell office:value-type="string">
            <text:p>Element#getAttribute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appendChild(Node)</text:p>
          </table:table-cell>
          <table:table-cell office:value-type="string">
            <text:p>Element#addContent(Conte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appendChild(String)</text:p>
          </table:table-cell>
          <table:table-cell office:value-type="string">
            <text:p>Element#addContent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lement#removeChild(Node)</text:p>
          </table:table-cell>
          <table:table-cell office:value-type="string">
            <text:p>Element@removeContent(Conte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hild must be a child of this element; jdom silently continues if not so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Element#removeChild(int)</text:p>
          </table:table-cell>
          <table:table-cell office:value-type="string">
            <text:p>Element#removeContent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replaceChild(Node, Node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lement#setBaseURI(String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xom agressively checks uri for well-formedness and throws accordingly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Element#insertChild(Node, int)</text:p>
          </table:table-cell>
          <table:table-cell office:value-type="string">
            <text:p>Element(int, Conten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throws NullPointerException where considers null to be an IllegalNam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#insertChild(String, int)</text:p>
          </table:table-cell>
          <table:table-cell office:value-type="string">
            <text:p>Element#addContent(int, Tex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lement#removeAttribute(Attribute)</text:p>
          </table:table-cell>
          <table:table-cell office:value-type="string">
            <text:p>Element#removeAttribute(Attribut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jdom just returns false if it could not remove the attribute; XOM throws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Element#addNamespaceDeclaration(String, String)</text:p>
          </table:table-cell>
          <table:table-cell office:value-type="string">
            <text:p>Element#addNamespaceDeclaration(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throws NamespaceConflictException vs. IllegalAddException in jdom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#getAttributeCount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AttributeValue(String, String)</text:p>
          </table:table-cell>
          <table:table-cell office:value-type="string">
            <text:p>Element#getAttributeValue(String, Namespa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OM returns null where jdom throws on illegal attr nam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#getAttributeValue(String)</text:p>
          </table:table-cell>
          <table:table-cell office:value-type="string">
            <text:p>Element#getAttributeValue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ChildElements(String)</text:p>
          </table:table-cell>
          <table:table-cell office:value-type="string">
            <text:p>Element#getChildren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ChildElements()</text:p>
          </table:table-cell>
          <table:table-cell office:value-type="string">
            <text:p>Element#getChildren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ChildElements(String, String)</text:p>
          </table:table-cell>
          <table:table-cell office:value-type="string">
            <text:p>Element#getChildren(String, 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FirstChildElement(String, String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FirstChildElement(String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getNamespaceDeclarationCount()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DO: check if result differs because of additional""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Element#removeChildren()</text:p>
          </table:table-cell>
          <table:table-cell office:value-type="string">
            <text:p>Element#removeCont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#removeNamespaceDeclaration(String)</text:p>
          </table:table-cell>
          <table:table-cell office:value-type="string">
            <text:p>Element#removeNamespaceDeclaration(Namespac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lement#setNamespacePrefix(String)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OM does more analysis on whether a call to this method is valid</text:p>
          </table:table-cell>
          <table:table-cell table:number-columns-repeated="4"/>
        </table:table-row>
        <table:table-row table:style-name="ro1">
          <table:table-cell office:value-type="string">
            <text:p>Element#setNamespaceURI(String)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OM does more analysis on whether a call to this method is valid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Element(Element)</text:p>
          </table:table-cell>
          <table:table-cell office:value-type="string">
            <text:p>Elemen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Element(String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prefixed names where jdom does not</text:p>
          </table:table-cell>
          <table:table-cell/>
          <table:table-cell office:value-type="string">
            <text:p>XOM throws NullPointerException where considers null to be an IllegalName</text:p>
          </table:table-cell>
          <table:table-cell table:number-columns-repeated="2"/>
        </table:table-row>
        <table:table-row table:style-name="ro1">
          <table:table-cell office:value-type="string">
            <text:p>Element(String, String)</text:p>
          </table:table-cell>
          <table:table-cell office:value-type="string">
            <text:p>Element(String, String, String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OM allows prefixed names where jdom does not</text:p>
          </table:table-cell>
          <table:table-cell/>
          <table:table-cell office:value-type="string">
            <text:p>XOM throws NullPointerException where considers null to be an IllegalNam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ements#get(int)</text:p>
          </table:table-cell>
          <table:table-cell office:value-type="string">
            <text:p>java.util.List#get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ements#size()</text:p>
          </table:table-cell>
          <table:table-cell office:value-type="string">
            <text:p>java.util.List#siz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#getChild(int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#getChildCount(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append(Node)</text:p>
          </table:table-cell>
          <table:table-cell office:value-type="string">
            <text:p>java.util.List#add(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contains(Node)</text:p>
          </table:table-cell>
          <table:table-cell office:value-type="string">
            <text:p>java.util.List#contains(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get(int)</text:p>
          </table:table-cell>
          <table:table-cell office:value-type="string">
            <text:p>java.util.List#get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size()</text:p>
          </table:table-cell>
          <table:table-cell office:value-type="string">
            <text:p>java.util.List#siz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remove(int)</text:p>
          </table:table-cell>
          <table:table-cell office:value-type="string">
            <text:p>java.util.List#remove(in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#insert(Node, int)</text:p>
          </table:table-cell>
          <table:table-cell office:value-type="string">
            <text:p>java.util.List#add(int, Object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()</text:p>
          </table:table-cell>
          <table:table-cell office:value-type="string">
            <text:p>java.util.Collections.emptyList()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odes(Element)</text:p>
          </table:table-cell>
          <table:table-cell office:value-type="string">
            <text:p>java.util.Collections.singletonList(Object)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indexOf(Node)</text:p>
          </table:table-cell>
          <table:table-cell office:value-type="string">
            <text:p>Parent#indexOf(Content)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appendChild(Node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removeChild(Node)</text:p>
          </table:table-cell>
          <table:table-cell office:value-type="string">
            <text:p>Parent#removeContent(Content)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removeChild(int)</text:p>
          </table:table-cell>
          <table:table-cell office:value-type="string">
            <text:p>Parent#removeContent(int)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replaceChild(Node, Node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setBaseURI(String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arentNode#insertChild(Node, int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getValue()</text:p>
          </table:table-cell>
          <table:table-cell office:value-type="string">
            <text:p>ProcessingInstruction#getValu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getParent()</text:p>
          </table:table-cell>
          <table:table-cell office:value-type="string">
            <text:p>ProcessingInstruction#getPar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copy()</text:p>
          </table:table-cell>
          <table:table-cell office:value-type="string">
            <text:p>ProcessingInstruction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setValue(String)</text:p>
          </table:table-cell>
          <table:table-cell office:value-type="string">
            <text:p>ProcessingInstruction#setData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toXML()</text:p>
          </table:table-cell>
          <table:table-cell office:value-type="string">
            <text:p>output.XMLOutputter#outputString(ProcessingInstruction)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detach()</text:p>
          </table:table-cell>
          <table:table-cell office:value-type="string">
            <text:p>ProcessingInstruction#detach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getBaseURI()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getDocument()</text:p>
          </table:table-cell>
          <table:table-cell office:value-type="string">
            <text:p>ProcessingInstruction#getDocumen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getTarget()</text:p>
          </table:table-cell>
          <table:table-cell office:value-type="string">
            <text:p>ProcessingInstruction#getTarget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#setTarget(String)</text:p>
          </table:table-cell>
          <table:table-cell office:value-type="string">
            <text:p>ProcessingInstruction#setTarget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(ProcessingInstruction)</text:p>
          </table:table-cell>
          <table:table-cell office:value-type="string">
            <text:p>ProcessingInstruction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cessingInstruction(String, String)</text:p>
          </table:table-cell>
          <table:table-cell office:value-type="string">
            <text:p>ProcessingInstruction(String, 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getValue()</text:p>
          </table:table-cell>
          <table:table-cell office:value-type="string">
            <text:p>Text#getText();CDATA#getValue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getParent()</text:p>
          </table:table-cell>
          <table:table-cell office:value-type="string">
            <text:p>Text#getParent();CDATA#getParent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copy()</text:p>
          </table:table-cell>
          <table:table-cell office:value-type="string">
            <text:p>Text#clone();CDATA#clone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setValue(String)</text:p>
          </table:table-cell>
          <table:table-cell office:value-type="string">
            <text:p>Text#setText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query(String, XPathContext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query(String)</text:p>
          </table:table-cell>
          <table:table-cell office:value-type="string">
            <text:p>xpath.XPath#selectNodes(Objec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toXML()</text:p>
          </table:table-cell>
          <table:table-cell office:value-type="string">
            <text:p>output.XMLOutputter#outputString(Text)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result may differ slightly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ext#detach()</text:p>
          </table:table-cell>
          <table:table-cell office:value-type="string">
            <text:p>Text#detach();CDATA#detach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getBaseURI()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#getDocument()</text:p>
          </table:table-cell>
          <table:table-cell office:value-type="string">
            <text:p>Text#getDocument();CDATA#getDocument(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>
            <text:p>Text(String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ext(Text)</text:p>
          </table:table-cell>
          <table:table-cell office:value-type="string">
            <text:p>Text#clone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database-ranges>
        <table:database-range table:target-range-address="Sheet1.A1:Sheet1.I193" table:display-filter-buttons="true">
          <table:filter>
            <table:filter-condition table:field-number="4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04/13/2009</text:date>, <text:time>04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dc:date>2009-04-13T04:55:50</dc:date>
    <meta:editing-duration>PT05H37M30S</meta:editing-duration>
    <meta:editing-cycles>1</meta:editing-cycles>
    <meta:document-statistic meta:table-count="1" meta:cell-count="806" meta:object-count="0"/>
    <meta:user-defined meta:name="Info 1"/>
    <meta:user-defined meta:name="Info 2"/>
    <meta:user-defined meta:name="Info 3"/>
    <meta:user-defined meta:name="Info 4"/>
  </office:meta>
</office:document-meta>
</file>